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DejaVuSans" svg:font-family="DejaVuSans, serif" style:font-family-generic="roman" style:font-pitch="variable"/>
    <style:font-face style:name="Helvetica Neue" svg:font-family="'Helvetica Neue'" style:font-family-generic="roman" style:font-pitch="variable"/>
    <style:font-face style:name="PT Sans" svg:font-family="'PT Sans'" style:font-family-generic="roman" style:font-pitch="variable"/>
    <style:font-face style:name="Segoe UI" svg:font-family="'Segoe UI'" style:font-family-generic="roman" style:font-pitch="variable"/>
    <style:font-face style:name="Speak Pro" svg:font-family="'Speak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Helvetica Neue1" svg:font-family="'Helvetica Neue'" style:font-family-generic="system" style:font-pitch="variable"/>
    <style:font-face style:name="PT Sans1" svg:font-family="'PT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>
      <style:paragraph-properties fo:margin-top="0in" fo:margin-bottom="0.1252in"/>
    </style:style>
    <style:style style:name="P2" style:family="paragraph" style:parent-style-name="Heading_20_2">
      <style:text-properties style:font-name="Times New Roman"/>
    </style:style>
    <style:style style:name="P3" style:family="paragraph" style:parent-style-name="Heading_20_1">
      <style:text-properties style:font-name="Times New Roman"/>
    </style:style>
    <style:style style:name="P4" style:family="paragraph" style:parent-style-name="LO-normal">
      <style:text-properties style:font-name="Times New Roman"/>
    </style:style>
    <style:style style:name="P5" style:family="paragraph" style:parent-style-name="LO-normal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6" style:family="paragraph" style:parent-style-name="LO-normal">
      <style:paragraph-properties fo:margin-left="0in" fo:margin-right="0in" fo:margin-top="0in" fo:margin-bottom="0in" fo:line-height="100%" fo:text-align="start" style:justify-single-word="false" fo:keep-together="auto" fo:orphans="2" fo:widows="2" fo:text-indent="0in" style:auto-text-indent="false" fo:background-color="#ffffff" fo:keep-with-next="auto">
        <style:background-image/>
      </style:paragraph-properties>
      <style:text-properties style:font-name="Times New Roman"/>
    </style:style>
    <style:style style:name="P7" style:family="paragraph" style:parent-style-name="Subtitle">
      <style:paragraph-properties fo:text-align="center" style:justify-single-word="false"/>
    </style:style>
    <style:style style:name="P8" style:family="paragraph" style:parent-style-name="Title" style:master-page-name="Standard">
      <style:paragraph-properties fo:text-align="center" style:justify-single-word="false" style:page-number="auto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style:font-name="PT Sans" fo:font-size="9.5pt" style:text-underline-style="solid" style:text-underline-width="auto" style:text-underline-color="font-color" style:font-name-asian="PT Sans1" style:font-size-asian="9.5pt" style:font-name-complex="PT Sans1" style:font-size-complex="9.5pt"/>
    </style:style>
    <style:style style:name="T3" style:family="text">
      <style:text-properties fo:color="#1155cc" fo:font-size="9.5pt" style:text-underline-style="solid" style:text-underline-width="auto" style:text-underline-color="font-color" style:font-name-asian="PT Sans1" style:font-size-asian="9.5pt" style:font-name-complex="PT Sans1" style:font-size-complex="9.5pt"/>
    </style:style>
    <style:style style:name="T4" style:family="text">
      <style:text-properties fo:color="#1155cc" style:font-name="Times New Roman" fo:font-size="9.5pt" style:text-underline-style="solid" style:text-underline-width="auto" style:text-underline-color="font-color" style:font-name-asian="PT Sans1" style:font-size-asian="9.5pt" style:font-name-complex="PT Sans1" style:font-size-complex="9.5pt"/>
    </style:style>
    <style:style style:name="T5" style:family="text">
      <style:text-properties fo:color="#e7c9d3"/>
    </style:style>
    <style:style style:name="T6" style:family="text">
      <style:text-properties fo:font-weight="bold" style:font-weight-asian="bold"/>
    </style:style>
    <style:style style:name="T7" style:family="text">
      <style:text-properties fo:font-variant="normal" fo:text-transform="none" fo:color="#0563c1" style:font-name="DejaVuSans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8" style:family="text">
      <style:text-properties fo:font-variant="normal" fo:text-transform="none" fo:color="#0563c1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9" style:family="text">
      <style:text-properties fo:font-variant="normal" fo:text-transform="none" fo:color="#0563c1" style:font-name="Times New Roman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10" style:family="text">
      <style:text-properties fo:font-variant="normal" fo:text-transform="none" fo:color="#666666" style:font-name="DejaVuSans" fo:font-size="11pt" fo:letter-spacing="normal" fo:font-style="normal" fo:font-weight="normal" style:font-size-asian="11pt" style:font-style-asian="normal" style:font-weight-asian="normal"/>
    </style:style>
    <style:style style:name="T11" style:family="text">
      <style:text-properties fo:font-variant="normal" fo:text-transform="none" fo:color="#666666" fo:font-size="11pt" fo:letter-spacing="normal" fo:font-style="normal" fo:font-weight="normal" style:font-size-asian="11pt" style:font-style-asian="normal" style:font-weight-asian="normal"/>
    </style:style>
    <style:style style:name="T12" style:family="text">
      <style:text-properties fo:font-variant="normal" fo:text-transform="none" fo:color="#666666" style:font-name="Times New Roman" fo:font-size="11pt" fo:letter-spacing="normal" fo:font-style="normal" fo:font-weight="normal" style:font-size-asian="11pt" style:font-style-asian="normal" style:font-weight-asian="normal"/>
    </style:style>
    <style:style style:name="T13" style:family="text">
      <style:text-properties fo:font-variant="normal" fo:text-transform="none" fo:color="#333333" style:text-line-through-style="none" style:text-position="0% 100%" style:font-name="PT Sans" fo:font-size="9.5pt" fo:font-style="normal" style:text-underline-style="none" fo:font-weight="normal" style:font-name-asian="PT Sans1" style:font-size-asian="9.5pt" style:font-style-asian="normal" style:font-weight-asian="normal" style:font-name-complex="PT Sans1" style:font-size-complex="9.5pt"/>
    </style:style>
    <style:style style:name="T14" style:family="text">
      <style:text-properties fo:font-variant="normal" fo:text-transform="none" fo:color="#333333" style:text-line-through-style="none" style:text-position="0% 100%" fo:font-size="9.5pt" fo:font-style="normal" style:text-underline-style="none" fo:font-weight="normal" style:font-name-asian="PT Sans1" style:font-size-asian="9.5pt" style:font-style-asian="normal" style:font-weight-asian="normal" style:font-name-complex="PT Sans1" style:font-size-complex="9.5pt"/>
    </style:style>
    <style:style style:name="T15" style:family="text">
      <style:text-properties fo:font-variant="normal" fo:text-transform="none" fo:color="#000000" style:text-line-through-style="none" style:text-position="0% 100%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6" style:family="text"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7" style:family="text">
      <style:text-properties fo:font-variant="normal" fo:text-transform="none" fo:color="#000000" style:text-line-through-styl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18" style:family="text">
      <style:text-properties fo:font-variant="normal" fo:text-transform="none" fo:color="#000000" style:text-line-through-style="none" style:text-position="0% 100%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fo:font-size="6pt" fo:font-weight="bold" style:font-size-asian="6pt" style:font-weight-asian="bold" style:font-size-complex="6pt"/>
    </style:style>
    <style:style style:name="T22" style:family="text">
      <style:text-properties fo:color="#8e58b6" style:text-underline-style="solid" style:text-underline-width="auto" style:text-underline-color="font-color"/>
    </style:style>
    <style:style style:name="T23" style:family="text">
      <style:text-properties fo:color="#8e58b6" style:text-underline-style="solid" style:text-underline-width="auto" style:text-underline-color="font-color" fo:font-weight="bold" style:font-weight-asian="bold"/>
    </style:style>
    <style:style style:name="T24" style:family="text">
      <style:text-properties fo:color="#8e58b6" style:font-name="Helvetica Neue" fo:font-size="10pt" style:text-underline-style="solid" style:text-underline-width="auto" style:text-underline-color="font-color" style:font-name-asian="Helvetica Neue1" style:font-size-asian="10pt" style:font-name-complex="Helvetica Neue1" style:font-size-complex="10pt"/>
    </style:style>
    <style:style style:name="T25" style:family="text">
      <style:text-properties fo:color="#8e58b6" style:font-name="Helvetica Neue" fo:font-size="9pt" style:text-underline-style="solid" style:text-underline-width="auto" style:text-underline-color="font-color" style:font-name-asian="Helvetica Neue1" style:font-size-asian="9pt" style:font-name-complex="Helvetica Neue1" style:font-size-complex="9pt"/>
    </style:style>
    <style:style style:name="T26" style:family="text">
      <style:text-properties fo:color="#8e58b6" fo:font-size="9.5pt" style:text-underline-style="solid" style:text-underline-width="auto" style:text-underline-color="font-color" style:font-size-asian="9.5pt" style:font-size-complex="9.5pt"/>
    </style:style>
    <style:style style:name="T27" style:family="text">
      <style:text-properties fo:color="#8e58b6" fo:font-size="9.5pt" style:text-underline-style="solid" style:text-underline-width="auto" style:text-underline-color="font-color" style:font-name-asian="PT Sans1" style:font-size-asian="9.5pt" style:font-name-complex="PT Sans1" style:font-size-complex="9.5pt"/>
    </style:style>
    <style:style style:name="T28" style:family="text">
      <style:text-properties fo:color="#8e58b6" style:font-name="PT Sans" fo:font-size="9.5pt" style:text-underline-style="solid" style:text-underline-width="auto" style:text-underline-color="font-color" style:font-name-asian="PT Sans1" style:font-size-asian="9.5pt" style:font-name-complex="PT Sans1" style:font-size-complex="9.5pt"/>
    </style:style>
    <style:style style:name="T29" style:family="text">
      <style:text-properties fo:color="#8e58b6" fo:font-size="10pt" style:text-underline-style="solid" style:text-underline-width="auto" style:text-underline-color="font-color" style:font-name-asian="Helvetica Neue1" style:font-size-asian="10pt" style:font-name-complex="Helvetica Neue1" style:font-size-complex="10pt"/>
    </style:style>
    <style:style style:name="T30" style:family="text">
      <style:text-properties fo:color="#8e58b6" style:font-name="Times New Roman" style:text-underline-style="solid" style:text-underline-width="auto" style:text-underline-color="font-color"/>
    </style:style>
    <style:style style:name="T31" style:family="text">
      <style:text-properties fo:color="#8e58b6" style:font-name="Times New Roman" style:text-underline-style="solid" style:text-underline-width="auto" style:text-underline-color="font-color" fo:font-weight="bold" style:font-weight-asian="bold"/>
    </style:style>
    <style:style style:name="T32" style:family="text">
      <style:text-properties fo:color="#8e58b6" style:font-name="Times New Roman" fo:font-size="10pt" style:text-underline-style="solid" style:text-underline-width="auto" style:text-underline-color="font-color" style:font-name-asian="Helvetica Neue1" style:font-size-asian="10pt" style:font-name-complex="Helvetica Neue1" style:font-size-complex="10pt"/>
    </style:style>
    <style:style style:name="T33" style:family="text">
      <style:text-properties fo:color="#8e58b6" style:font-name="Times New Roman" fo:font-size="9.5pt" style:text-underline-style="solid" style:text-underline-width="auto" style:text-underline-color="font-color" style:font-size-asian="9.5pt" style:font-size-complex="9.5pt"/>
    </style:style>
    <style:style style:name="T34" style:family="text">
      <style:text-properties fo:color="#8e58b6" style:font-name="Times New Roman" fo:font-size="9.5pt" style:text-underline-style="solid" style:text-underline-width="auto" style:text-underline-color="font-color" style:font-name-asian="PT Sans1" style:font-size-asian="9.5pt" style:font-name-complex="PT Sans1" style:font-size-complex="9.5pt"/>
    </style:style>
    <style:style style:name="T35" style:family="text">
      <style:text-properties fo:color="#333333" style:font-name="PT Sans" fo:font-size="9.5pt" style:font-name-asian="PT Sans1" style:font-size-asian="9.5pt" style:font-name-complex="PT Sans1" style:font-size-complex="9.5pt"/>
    </style:style>
    <style:style style:name="T36" style:family="text">
      <style:text-properties fo:color="#333333" fo:font-size="9.5pt" style:font-name-asian="PT Sans1" style:font-size-asian="9.5pt" style:font-name-complex="PT Sans1" style:font-size-complex="9.5pt"/>
    </style:style>
    <style:style style:name="T37" style:family="text">
      <style:text-properties fo:color="#333333" style:font-name="Times New Roman" fo:font-size="9.5pt" style:font-name-asian="PT Sans1" style:font-size-asian="9.5pt" style:font-name-complex="PT Sans1" style:font-size-complex="9.5pt"/>
    </style:style>
    <style:style style:name="T38" style:family="text">
      <style:text-properties style:font-name="Helvetica Neue" fo:font-size="10pt" style:font-name-asian="Helvetica Neue1" style:font-size-asian="10pt" style:font-name-complex="Helvetica Neue1" style:font-size-complex="10pt"/>
    </style:style>
    <style:style style:name="T39" style:family="text">
      <style:text-properties fo:font-size="10pt" fo:language="en" fo:country="US" fo:font-weight="normal" style:font-name-asian="Times New Roman" style:font-size-asian="10pt" style:font-weight-asian="normal" style:font-name-complex="Arial" style:font-size-complex="10pt" style:font-weight-complex="normal"/>
    </style:style>
    <style:style style:name="T40" style:family="text">
      <style:text-properties fo:font-size="10pt" style:font-name-asian="Helvetica Neue1" style:font-size-asian="10pt" style:font-name-complex="Helvetica Neue1" style:font-size-complex="10pt"/>
    </style:style>
    <style:style style:name="T41" style:family="text">
      <style:text-properties fo:color="#000000" style:font-name="Helvetica Neue" style:font-name-asian="Helvetica Neue1" style:font-name-complex="Helvetica Neue1"/>
    </style:style>
    <style:style style:name="T42" style:family="text">
      <style:text-properties fo:color="#000000" style:font-name="Helvetica Neue" fo:font-weight="bold" style:font-name-asian="Helvetica Neue1" style:font-weight-asian="bold" style:font-name-complex="Helvetica Neue1"/>
    </style:style>
    <style:style style:name="T43" style:family="text">
      <style:text-properties fo:color="#000000" style:font-name="Helvetica Neue" fo:font-size="10pt" style:font-name-asian="Helvetica Neue1" style:font-size-asian="10pt" style:font-name-complex="Helvetica Neue1" style:font-size-complex="10pt"/>
    </style:style>
    <style:style style:name="T44" style:family="text">
      <style:text-properties fo:color="#000000" style:font-name="Times New Roman" style:font-name-asian="Helvetica Neue1" style:font-name-complex="Helvetica Neue1"/>
    </style:style>
    <style:style style:name="T45" style:family="text">
      <style:text-properties fo:color="#000000" fo:font-weight="bold" style:font-name-asian="Helvetica Neue1" style:font-weight-asian="bold" style:font-name-complex="Helvetica Neue1"/>
    </style:style>
    <style:style style:name="T46" style:family="text">
      <style:text-properties fo:color="#000000" fo:font-size="10pt" style:font-name-asian="Helvetica Neue1" style:font-size-asian="10pt" style:font-name-complex="Helvetica Neue1" style:font-size-complex="10pt"/>
    </style:style>
    <style:style style:name="T47" style:family="text">
      <style:text-properties fo:color="#0000ff" style:font-name="PT Sans" fo:font-size="9.5pt" style:text-underline-style="solid" style:text-underline-width="auto" style:text-underline-color="font-color" style:font-name-asian="PT Sans1" style:font-size-asian="9.5pt" style:font-name-complex="PT Sans1" style:font-size-complex="9.5pt"/>
    </style:style>
    <style:style style:name="T48" style:family="text">
      <style:text-properties fo:color="#0000ff" fo:font-size="9.5pt" style:text-underline-style="solid" style:text-underline-width="auto" style:text-underline-color="font-color" style:font-name-asian="PT Sans1" style:font-size-asian="9.5pt" style:font-name-complex="PT Sans1" style:font-size-complex="9.5pt"/>
    </style:style>
    <style:style style:name="T49" style:family="text">
      <style:text-properties fo:color="#0000ff" style:font-name="Times New Roman" fo:font-size="9.5pt" style:text-underline-style="solid" style:text-underline-width="auto" style:text-underline-color="font-color" style:font-name-asian="PT Sans1" style:font-size-asian="9.5pt" style:font-name-complex="PT Sans1" style:font-size-complex="9.5pt"/>
    </style:style>
    <style:style style:name="T50" style:family="text">
      <style:text-properties style:font-name="Arial" fo:font-size="10pt" fo:language="en" fo:country="US" fo:font-weight="normal" style:font-name-asian="Times New Roman" style:font-size-asian="10pt" style:font-weight-asian="normal" style:font-name-complex="Arial" style:font-size-complex="10pt" style:font-weight-complex="normal"/>
    </style:style>
    <style:style style:name="T51" style:family="text">
      <style:text-properties style:font-name="Times New Roman"/>
    </style:style>
    <style:style style:name="T52" style:family="text">
      <style:text-properties style:font-name="Times New Roman" fo:font-size="10pt" fo:language="en" fo:country="US" fo:font-weight="normal" style:font-name-asian="Times New Roman" style:font-size-asian="10pt" style:font-weight-asian="normal" style:font-name-complex="Arial" style:font-size-complex="10pt" style:font-weight-complex="normal"/>
    </style:style>
    <style:style style:name="T53" style:family="text">
      <style:text-properties style:font-name="Times New Roman" fo:font-weight="bold" style:font-weight-asian="bold"/>
    </style:style>
    <style:style style:name="T54" style:family="text">
      <style:text-properties style:font-name="Times New Roman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ichael Bobak</text:p>
      <text:p text:style-name="P7"><text:a xlink:type="simple" xlink:href="https://www.google.com/maps/place/704+Fairway+Dr,+Champaign,+IL+61820/@40.1026363,-88.2586935,17z/" text:style-name="Internet_20_link" text:visited-style-name="Visited_20_Internet_20_Link"><text:span text:style-name="T1">Champaign, IL 61820</text:span></text:a> &amp; <text:a xlink:type="simple" xlink:href="https://www.google.com/maps/place/4940+S+East+End+Ave,+Chicago,+IL+60615/@41.8049506,-87.5883809,17z/" text:style-name="Internet_20_link" text:visited-style-name="Visited_20_Internet_20_Link"><text:span text:style-name="T1">Chicago, IL 60615</text:span></text:a> <text:span text:style-name="T5">•</text:span> <text:s/><text:a xlink:type="simple" xlink:href="https://mbcode.github.io/" text:style-name="Internet_20_link" text:visited-style-name="Visited_20_Internet_20_Link"><text:span text:style-name="T1">mbcode.github.io</text:span></text:a> <text:s/><text:span text:style-name="T5">•</text:span> <text:s/><text:a xlink:type="simple" xlink:href="mailto:mike.bobak@gmail.com" text:style-name="Internet_20_link" text:visited-style-name="Visited_20_Internet_20_Link"><text:span text:style-name="T1">mike.bobak@gmail.com</text:span></text:a></text:p>
      <text:p text:style-name="LO-normal"/>
      <text:p text:style-name="LO-normal"><text:span text:style-name="T6">Computational problem solver </text:span>with decades of Research-Programming/Knowledge-Engineering, AI/Knowledge-Based Modeling &amp; Simulation aids for process improvement to teaching, around physical science research at first then to a much broader set of problems where I brought years of AI study to bear.</text:p>
      <text:h text:style-name="P3" text:outline-level="1">Experience</text:h>
      <text:h text:style-name="P2" text:outline-level="2">2023 – Present</text:h>
      <text:p text:style-name="LO-normal"><text:a xlink:type="simple" xlink:href="https://xendat.com/" text:style-name="Internet_20_link" text:visited-style-name="Visited_20_Internet_20_Link"><text:span text:style-name="T9">Ontology Data Developer/Analyst (Integrations)</text:span></text:a><text:span text:style-name="T12"> </text:span><text:span text:style-name="T53"> <text:s/>xendat.com/vrtx.com</text:span></text:p>
      <text:p text:style-name="LO-normal"><text:span text:style-name="T52">Contract to a pharma’s Ontology Group using: Python, SPARQL, Triple-Stores, (</text:span><text:a xlink:type="simple" xlink:href="https://github.com/protegeproject/webprotege/issues/817" text:style-name="Internet_20_link" text:visited-style-name="Visited_20_Internet_20_Link"><text:span text:style-name="Internet_20_link"><text:span text:style-name="T52">web</text:span></text:span></text:a><text:span text:style-name="T52">)Protege, Semantic-Web-Libs</text:span></text:p>
      <text:p text:style-name="P4"><text:span text:style-name="T39">Wrote new libs used for both a Semantic-ETL and for an automated QA/QC, aiding Ontologist &amp; BizDev, incl several apps</text:span><text:span text:style-name="T19"> </text:span></text:p>
      <text:p text:style-name="P4"><text:span text:style-name="T20"><text:s/></text:span></text:p>
      <text:h text:style-name="P2" text:outline-level="2">2018 - 2025</text:h>
      <text:p text:style-name="LO-normal"><text:span text:style-name="T53">Sr AI Research Engineer <text:s/></text:span><text:a xlink:type="simple" xlink:href="http://alohahealth.net/" text:style-name="Internet_20_link" text:visited-style-name="Visited_20_Internet_20_Link"><text:span text:style-name="T30">alohahealth.net</text:span></text:a></text:p>
      <text:p text:style-name="P4"><text:span text:style-name="T36">- </text:span><text:span text:style-name="T19">Part of a startup built on the topic of my UCSF research. Semantic search for clinical trials. [graph store/s]</text:span></text:p>
      <text:h text:style-name="P2" text:outline-level="2"><text:span text:style-name="T20"><text:s/></text:span></text:h>
      <text:h text:style-name="P2" text:outline-level="2">2019 - 2023</text:h>
      <text:p text:style-name="LO-normal"><text:span text:style-name="T53">Sr Research Software Engineer </text:span><text:a xlink:type="simple" xlink:href="http://isda.ncsa.uiuc.edu/~mbobak" text:style-name="Internet_20_link" text:visited-style-name="Visited_20_Internet_20_Link"><text:span text:style-name="T32">isda.ncsa.uiuc.edu/~mbobak</text:span></text:a></text:p>
      <text:p text:style-name="LO-normal"><text:span text:style-name="T37">- </text:span><text:span text:style-name="T54">All the PoCs for </text:span><text:a xlink:type="simple" xlink:href="http://earthcube.org/eco" text:style-name="Internet_20_link" text:visited-style-name="Visited_20_Internet_20_Link"><text:span text:style-name="T33">earthcube.org</text:span></text:a><text:span text:style-name="T33">/</text:span><text:a xlink:type="simple" xlink:href="https://www.earthcube.org/geocodes" text:style-name="Internet_20_link" text:visited-style-name="Visited_20_Internet_20_Link"><text:span text:style-name="T33">geocodes</text:span></text:a><text:span text:style-name="T54"> incl. organizing others to bring in a great NSF review</text:span><text:span text:style-name="T37"> </text:span></text:p>
      <text:p text:style-name="P6"><text:span text:style-name="T14">- </text:span><text:span text:style-name="T15">Focus on semantics/metadata search, with some NLP and sim. [Python/SPARQL…]</text:span></text:p>
      <text:p text:style-name="P6"><text:bookmark text:name="Bookmark"/><text:span text:style-name="T18"><text:s/></text:span></text:p>
      <text:h text:style-name="P2" text:outline-level="2">2018 - 2019</text:h>
      <text:p text:style-name="LO-normal"><text:span text:style-name="T53">Sr Engineer, Natural Systems </text:span><text:a xlink:type="simple" xlink:href="https://nutrienagsolutions.com/agrible" text:style-name="Internet_20_link" text:visited-style-name="Visited_20_Internet_20_Link"><text:span text:style-name="T53">nutrienagsolutions.com/agrible </text:span></text:a><text:span text:style-name="T53"><text:s/></text:span><text:span text:style-name="T51">prepared them for the acquisition</text:span></text:p>
      <text:p text:style-name="P4"><text:span text:style-name="T36">- </text:span><text:span text:style-name="T19">Ag-informatics/sim/... Planned and guided reworking the main simulation, documentation and ML/verification [Python]</text:span></text:p>
      <text:p text:style-name="P4"><text:span text:style-name="T20"><text:s text:c="2"/></text:span></text:p>
      <text:h text:style-name="P2" text:outline-level="2">2011 - 2018</text:h>
      <text:p text:style-name="LO-normal"><text:span text:style-name="T53">Consultant, freelance: </text:span><text:a xlink:type="simple" xlink:href="https://www.allotrope.org/" text:style-name="Internet_20_link" text:visited-style-name="Visited_20_Internet_20_Link"><text:span text:style-name="T53">allotrop.org</text:span></text:a><text:span text:style-name="T53"> </text:span><text:a xlink:type="simple" xlink:href="https://www.ideo.com/" text:style-name="Internet_20_link" text:visited-style-name="Visited_20_Internet_20_Link"><text:span text:style-name="T53">ideo.com</text:span></text:a><text:span text:style-name="T53"> </text:span><text:a xlink:type="simple" xlink:href="https://ecosystem.siemens.com/researchandinnovation/bay-area/overview" text:style-name="Internet_20_link" text:visited-style-name="Visited_20_Internet_20_Link"><text:span text:style-name="T53">siemens.com</text:span></text:a><text:span text:style-name="T53"> …</text:span></text:p>
      <text:p text:style-name="LO-normal"><text:span text:style-name="T37">- Ontologist, aligning bio/pharma ontologies to BFO to annotate masses of data in HDF5 files, osthus.com work for </text:span><text:a xlink:type="simple" xlink:href="https://www.allotrope.org/" text:style-name="Internet_20_link" text:visited-style-name="Visited_20_Internet_20_Link"><text:span text:style-name="T34">allotrope.org</text:span></text:a><text:span text:style-name="T37"><text:line-break/>- Worked with IDEO on their systems integration / information refinement and cleanup<text:line-break/>- Worked with the Siemens Web of Things research group on use of Semantic-Web+IoT for adaptable manufacturing</text:span></text:p>
      <text:p text:style-name="P4"><text:span text:style-name="T36">- Advised start-ups in AI: fashion blog to trends, sport dbpedia.org info, work chatbot</text:span></text:p>
      <text:p text:style-name="P4"><text:span text:style-name="T36">- Developed ideas to take my UCSF research to Patient Data Mining Cluster, via patent application</text:span></text:p>
      <text:p text:style-name="P4"><text:span text:style-name="T36">- Looked at UCSF in Psychology Department’s PRIME mental health app could benefit from NLP insights</text:span></text:p>
      <text:p text:style-name="P4"><text:span text:style-name="T36">  - Coursera: Data Analysis, Data Science (with distinction), Machine Learning (with distinction), Discrete Optimization (audit)<text:line-break/>  - openHPI: Semantic Web, Knowledge Engineering, Knowledge-Engineering w/Semantic Web technology, Linked-Data-Engineering<text:line-break/>  - Stanford: Design Thinking</text:span></text:p>
      <text:p text:style-name="P4"><text:span text:style-name="T20"><text:s/></text:span></text:p>
      <text:h text:style-name="P2" text:outline-level="2">2010 - 2011</text:h>
      <text:p text:style-name="LO-normal"><text:span text:style-name="T53">Architect, </text:span><text:span text:style-name="T37"> </text:span><text:a xlink:type="simple" xlink:href="https://www.dataversity.net/semantic-web-jobs-apollo-group/" text:style-name="Internet_20_link" text:visited-style-name="Visited_20_Internet_20_Link"><text:span text:style-name="T34">Adaptive Learning Platform</text:span></text:a><text:span text:style-name="T49"> </text:span><text:a xlink:type="simple" xlink:href="http://apollogrp.edu/" text:style-name="Internet_20_link" text:visited-style-name="Visited_20_Internet_20_Link"><text:span text:style-name="T34">ApolloGrp.edu</text:span></text:a></text:p>
      <text:p text:style-name="P4"><text:span text:style-name="T36">- Conceptually annotated study material and tests for automated remediation, instrumented classroom to learn from use [Hadoop]</text:span></text:p>
      <text:p text:style-name="P4"><text:span text:style-name="T20"><text:s/></text:span></text:p>
      <text:h text:style-name="P2" text:outline-level="2">2007 - 2010</text:h>
      <text:p text:style-name="LO-normal"><text:span text:style-name="T53">Programmer/Analyst III </text:span><text:a xlink:type="simple" xlink:href="http://ucsf.edu/" text:style-name="Internet_20_link" text:visited-style-name="Visited_20_Internet_20_Link"><text:span text:style-name="T31">ucsf.edu</text:span></text:a></text:p>
      <text:p text:style-name="LO-normal"><text:span text:style-name="T37">- Medical-Informatics </text:span><text:a xlink:type="simple" xlink:href="https://web.archive.org/web/20180330162538/http:/rctbank.ucsf.edu/" text:style-name="Internet_20_link" text:visited-style-name="Visited_20_Internet_20_Link"><text:span text:style-name="T49">research</text:span></text:a><text:span text:style-name="T37"> (relating to clinical-trails) in Lisp/KM, and Natural-Language-Processing in Java/etc.;</text:span></text:p>
      <text:p text:style-name="LO-normal"><text:span text:style-name="T37">-  </text:span><text:a xlink:type="simple" xlink:href="https://web.archive.org/web/20100624070815/https:/bmir.stanford.edu/publications/view.php/a_practical_method_for_transforming_free_text_eligibility_criteria_into_computable_criteria" text:style-name="Internet_20_link" text:visited-style-name="Visited_20_Internet_20_Link"><text:span text:style-name="T49">paper</text:span></text:a><text:span text:style-name="T37"> with Stanford </text:span><text:a xlink:type="simple" xlink:href="http://www.bioontology.org/" text:style-name="Internet_20_link" text:visited-style-name="Visited_20_Internet_20_Link"><text:span text:style-name="T49">group</text:span></text:a><text:span text:style-name="T37">; </text:span><text:a xlink:type="simple" xlink:href="https://web.archive.org/web/20180610202551/http:/rctbank.ucsf.edu/home/ergo" text:style-name="Internet_20_link" text:visited-style-name="Visited_20_Internet_20_Link"><text:span text:style-name="T49">ontology</text:span></text:a><text:span text:style-name="T37"> dev/use [Lisp, KM, ..]</text:span></text:p>
      <text:p text:style-name="P4"><text:span text:style-name="T20"><text:s/></text:span></text:p>
      <text:h text:style-name="P2" text:outline-level="2">2001 - 2007</text:h>
      <text:p text:style-name="LO-normal"><text:span text:style-name="T53">Consultant, freelance: </text:span><text:a xlink:type="simple" xlink:href="https://web.archive.org/web/20060111180352/http://www.mindbox.com/home.html" text:style-name="Internet_20_link" text:visited-style-name="Visited_20_Internet_20_Link"><text:span text:style-name="T53">mindbox.com,</text:span></text:a><text:span text:style-name="T53"> </text:span><text:a xlink:type="simple" xlink:href="https://www.verizon.com/about/sites/default/files/gte/index.html" text:style-name="Internet_20_link" text:visited-style-name="Visited_20_Internet_20_Link"><text:span text:style-name="T53">Verizon.com</text:span></text:a><text:span text:style-name="T53">, </text:span><text:a xlink:type="simple" xlink:href="https://www2.lbl.gov/Science-Articles/Archive/remote-microscopy.html" text:style-name="Internet_20_link" text:visited-style-name="Visited_20_Internet_20_Link"><text:span text:style-name="T53">lbl.gov</text:span></text:a><text:a xlink:type="simple" xlink:href="https://www.researchgate.net/profile/Daniel-Callahan-2" text:style-name="Internet_20_link" text:visited-style-name="Visited_20_Internet_20_Link"><text:span text:style-name="T53">, </text:span></text:a><text:a xlink:type="simple" xlink:href="https://www.ghx.com/" text:style-name="Internet_20_link" text:visited-style-name="Visited_20_Internet_20_Link"><text:span text:style-name="T53">ghx.com,</text:span></text:a><text:span text:style-name="T53"> </text:span><text:a xlink:type="simple" xlink:href="https://www.cmegroup.com/" text:style-name="Internet_20_link" text:visited-style-name="Visited_20_Internet_20_Link"><text:span text:style-name="T53">cme.com </text:span></text:a></text:p>
      <text:p text:style-name="LO-normal"><text:span text:style-name="T37">- </text:span><text:a xlink:type="simple" xlink:href="https://web.archive.org/web/20060111180352/http:/www.mindbox.com/home.html" text:style-name="Internet_20_link" text:visited-style-name="Visited_20_Internet_20_Link"><text:span text:style-name="T49">mindbox.com</text:span></text:a><text:span text:style-name="T37"> 3/02-10/02. [used Art*Enterprise] See: </text:span><text:a xlink:type="simple" xlink:href="https://web.archive.org/web/20061101213806/http:/www.mindbox.com/NewsEvents/PressReleases/21OCT2002.pdf" text:style-name="Internet_20_link" text:visited-style-name="Visited_20_Internet_20_Link"><text:span text:style-name="T49">Ocwen_Mindbox</text:span></text:a><text:span text:style-name="T37"> </text:span></text:p>
      <text:p text:style-name="LO-normal"><text:span text:style-name="T37">- Worked up to half-time for </text:span><text:a xlink:type="simple" xlink:href="http://web.archive.org/web/20041101034804/http:/www.dis.anl.gov/msv/msv_cas.html" text:style-name="Internet_20_link" text:visited-style-name="Visited_20_Internet_20_Link"><text:span text:style-name="T49">cas</text:span></text:a><text:span text:style-name="T37">.dis.anl.gov 5/03-5/04 [Java Simulation] </text:span></text:p>
      <text:p text:style-name="LO-normal"><text:span text:style-name="T37">- Worked full-time 8/03-~05(</text:span><text:a xlink:type="simple" xlink:href="http://liveweb.archive.org/http:/www22.verizon.com/technologytesting/images/sitlablocations_2010_907.jpg" text:style-name="Internet_20_link" text:visited-style-name="Visited_20_Internet_20_Link"><text:span text:style-name="T49">Verizon</text:span></text:a><text:span text:style-name="T37">)</text:span><text:a xlink:type="simple" xlink:href="http://web.archive.org/web/200102032350/http:/info.gte.com/" text:style-name="Internet_20_link" text:visited-style-name="Visited_20_Internet_20_Link"><text:span text:style-name="T49">labs</text:span></text:a><text:span text:style-name="T37">.</text:span><text:a xlink:type="simple" xlink:href="http://en.wikipedia.org/wiki/GTE" text:style-name="Internet_20_link" text:visited-style-name="Visited_20_Internet_20_Link"><text:span text:style-name="T49">gte</text:span></text:a><text:span text:style-name="T37">.com, Model-Based-Diagnosis on a national scale. [Art *Enterprise] See: </text:span><text:a xlink:type="simple" xlink:href="https://web.archive.org/web/20151023053231/http://aaai.org/Papers/IAAI/1996/IAAI96-287.pdf" text:style-name="Internet_20_link" text:visited-style-name="Visited_20_Internet_20_Link"><text:span text:style-name="T4">IAAI96-287.pdf</text:span></text:a><text:span text:style-name="T37"> </text:span></text:p>
      <text:p text:style-name="LO-normal"><text:span text:style-name="T37">- Bioinformatics/control </text:span><text:a xlink:type="simple" xlink:href="http://escholarship.org/uc/item/9sx790dw" text:style-name="Internet_20_link" text:visited-style-name="Visited_20_Internet_20_Link"><text:span text:style-name="T49">contract</text:span></text:a><text:span text:style-name="T37"> 11/04-12/05 [</text:span><text:a xlink:type="simple" xlink:href="https://www.clipsrules.net/" text:style-name="Internet_20_link" text:visited-style-name="Visited_20_Internet_20_Link">CLIPS</text:a><text:span text:style-name="T37">&amp;</text:span><text:a xlink:type="simple" xlink:href="https://protege.stanford.edu/" text:style-name="Internet_20_link" text:visited-style-name="Visited_20_Internet_20_Link">Protege</text:a><text:span text:style-name="T37">.] Control of perfusion pumps on light microscope sample, monitoring incl. Machine-vision, Bio-ontology/reasoning/Kn-mngt for the experiment setup. &amp; Grant on proposal</text:span></text:p>
      <text:p text:style-name="P4"><text:span text:style-name="T36">- Worked for CME.com 2/06-06/06 (re)organizing trade-data validation code. [CLIPS/Jess] </text:span></text:p>
      <text:p text:style-name="P4"><text:span text:style-name="T36">- Signal-Processing/Machine-Learning (startup) 06/06-[Lisp/etc.] </text:span></text:p>
      <text:p text:style-name="P4"><text:soft-page-break/><text:span text:style-name="T36">- Hospital Informatics/Machine-Learning ghx.com 02/07-05/07-[Lisp]</text:span></text:p>
      <text:p text:style-name="P4"><text:span text:style-name="T36">- Machine-Learning speedup for financial-scientific [Lisp]</text:span></text:p>
      <text:p text:style-name="P4"><text:span text:style-name="T20"><text:s text:c="2"/></text:span></text:p>
      <text:h text:style-name="P2" text:outline-level="2">1998 - 2001</text:h>
      <text:p text:style-name="LO-normal"><text:span text:style-name="T53">Research-Programmer </text:span><text:a xlink:type="simple" xlink:href="http://web.archive.org/web/19991004063539/http:/www-kbs.ai.uiuc.edu/home-main.htm" text:style-name="Internet_20_link" text:visited-style-name="Visited_20_Internet_20_Link"><text:span text:style-name="T31">kbs.ai.uiuc.edu</text:span></text:a></text:p>
      <text:p text:style-name="P4"><text:span text:style-name="T36">- Organized many levels of a very large knowledge-based simulation projects. </text:span></text:p>
      <text:p text:style-name="P4"><text:span text:style-name="T36">- Brought over 18 programmers together to deliver a coherent product. </text:span></text:p>
      <text:p text:style-name="P4"><text:span text:style-name="T36">- Ran weekly (sub)group meetings, overall direction to help solving any problem. </text:span></text:p>
      <text:p text:style-name="P4"><text:span text:style-name="T36">- Hiring, demo, design, install trips, prototyping to lead project direction. </text:span></text:p>
      <text:p text:style-name="P4"><text:span text:style-name="T36">- Taught group of 6 how to use a Rule-Based-shell for a reasoner-rewrite in Art*Enterprise. </text:span></text:p>
      <text:p text:style-name="P4"><text:span text:style-name="T36">- Projects included: Simulation-based, Intelligent Tutoring System (ITS) &amp; Real-Time control system. </text:span></text:p>
      <text:p text:style-name="P4"><text:span text:style-name="T36">– Being used in classroom, real life testing, presented at IAAI99 'Automated Instructor Assistant for Ship Damage Control' The system teaches Navy officers how to save a simulated ship in crisis. </text:span></text:p>
      <text:p text:style-name="LO-normal"><text:span text:style-name="T37">-A variant was developed to catch real-time crisis conditions and suggest solutions </text:span><text:a xlink:type="simple" xlink:href="https://web.archive.org/web/20110919232109/http:/www.dwilkins.org/members.htm" text:style-name="Internet_20_link" text:visited-style-name="Visited_20_Internet_20_Link"><text:span text:style-name="T49">www.dwilkins.org/members.htm</text:span></text:a></text:p>
      <text:p text:style-name="P4"><text:span text:style-name="T21"><text:s/></text:span></text:p>
      <text:h text:style-name="P2" text:outline-level="2">1996 - 1998</text:h>
      <text:p text:style-name="LO-normal"><text:span text:style-name="T53">Knowledge-Engineer </text:span><text:a xlink:type="simple" xlink:href="http://web.archive.org/web/200101182329/http:/www.brightware.com/" text:style-name="Internet_20_link" text:visited-style-name="Visited_20_Internet_20_Link"><text:span text:style-name="T31">brightware.com</text:span></text:a></text:p>
      <text:p text:style-name="LO-normal"><text:span text:style-name="T37">- Helped develop and install their very </text:span><text:a xlink:type="simple" xlink:href="https://patents.justia.com/assignee/brightware-inc" text:style-name="Internet_20_link" text:visited-style-name="Visited_20_Internet_20_Link"><text:span text:style-name="T49">first product (Intelligent email reply)</text:span></text:a><text:span text:style-name="T37">. Worked between development and consulting.</text:span></text:p>
      <text:p text:style-name="LO-normal"><text:span text:style-name="T37">-Worked on several deployed Knowledge-Based business applications (i.e. financial: mortgage, web-based job finder). [Art*Enterprise]See: </text:span><text:a xlink:type="simple" xlink:href="http://web.archive.org/web/20031203203326/http:/www.brightware.com/eservice_solutions/" text:style-name="Internet_20_link" text:visited-style-name="Visited_20_Internet_20_Link"><text:span text:style-name="T49">http://www.brightware.com/eservice_solutions/</text:span></text:a><text:span text:style-name="T37">  later ½ year for the new version of the company: </text:span><text:a xlink:type="simple" xlink:href="https://web.archive.org/web/20030204163006/http://www.mindbox.com/home.html" text:style-name="Internet_20_link" text:visited-style-name="Visited_20_Internet_20_Link"><text:span text:style-name="T4">Mindbox</text:span></text:a><text:span text:style-name="T37">.</text:span></text:p>
      <text:p text:style-name="P4"><text:span text:style-name="T21"><text:s/></text:span></text:p>
      <text:h text:style-name="P2" text:outline-level="2">1996</text:h>
      <text:p text:style-name="LO-normal"><text:span text:style-name="T53">Lead Programmer/Analyst </text:span><text:a xlink:type="simple" xlink:href="http://web.archive.org/web/20010419070659/http:/www.ils.nwu.edu/" text:style-name="Internet_20_link" text:visited-style-name="Visited_20_Internet_20_Link"><text:span text:style-name="T31">Institute for Learning Sciences</text:span></text:a></text:p>
      <text:p text:style-name="P4"><text:span text:style-name="T36">- Wrote Lisp code (mainly GUI) for the Qualitative Research Group.</text:span></text:p>
      <text:p text:style-name="LO-normal"><text:span text:style-name="T37">- Learned more about Qualitative/Quantitative Simulation, Model-Based Reasoning, Intelligent-Tutoring-Systems, &amp; general Lisp programming. See: </text:span><text:a xlink:type="simple" xlink:href="http://web.archive.org/web/20070204072524/http:/www.qrg.northwestern.edu/projects/NSF/Cyclepad/aboutcp.htm" text:style-name="Internet_20_link" text:visited-style-name="Visited_20_Internet_20_Link"><text:span text:style-name="T49">http://www.qrg.northwestern.edu/projects/NSF/Cyclepad/aboutcp.htm</text:span></text:a></text:p>
      <text:p text:style-name="P4"><text:span text:style-name="T20"><text:s/></text:span></text:p>
      <text:h text:style-name="P2" text:outline-level="2">1993 - 1996</text:h>
      <text:p text:style-name="P4"><text:span text:style-name="T6">Software-Engineer anl.gov </text:span></text:p>
      <text:p text:style-name="LO-normal"><text:span text:style-name="T37">- </text:span><text:a xlink:type="simple" xlink:href="http://www.evs.anl.gov/" text:style-name="Internet_20_link" text:visited-style-name="Visited_20_Internet_20_Link"><text:span text:style-name="T49">EAD</text:span></text:a><text:span text:style-name="T37"> then </text:span><text:a xlink:type="simple" xlink:href="https://web.archive.org/web/20080118110818/http:/www.dis.anl.gov/" text:style-name="Internet_20_link" text:visited-style-name="Visited_20_Internet_20_Link"><text:span text:style-name="T49">DIS</text:span></text:a><text:span text:style-name="T37"> groups: Wrote fielded Expert System by myself at the end of grad-school. [in Lisp rule-shell then CLIPS] </text:span></text:p>
      <text:p text:style-name="P4"><text:span text:style-name="T36">- Wrote agent-based, data-driven, goal directed control of distributed simulation by wrapping the sim/tools in a rule shell, and allowing for mixing &amp; matching of parts, and setup, as the need arose <text:s/>[ C++/Smalltalk/FORTRAN wrapped w/CLIPS &amp;com via PVM] </text:span></text:p>
      <text:p text:style-name="LO-normal"><text:span text:style-name="T37">- Other work as needed. Algo/Viz/Etc. Written up in a book about innovative distributed object application. See: </text:span><text:a xlink:type="simple" xlink:href="http://web.archive.org/web/20050911000443/http:/www.dis.anl.gov/DEEM/" text:style-name="Internet_20_link" text:visited-style-name="Visited_20_Internet_20_Link"><text:span text:style-name="T34">http://www.dis.anl.gov/DEEM</text:span></text:a><text:span text:style-name="T51"> </text:span><text:a xlink:type="simple" xlink:href="http://en.wikipedia.org/wiki/High-level_architecture_(simulation)" text:style-name="Internet_20_link" text:visited-style-name="Visited_20_Internet_20_Link"><text:span text:style-name="T34">HLAsim</text:span></text:a><text:span text:style-name="T37"> </text:span><text:a xlink:type="simple" xlink:href="http://web.archive.org/web/20050219064147/http:/www.dis.anl.gov/DEEM/DIAS/" text:style-name="Internet_20_link" text:visited-style-name="Visited_20_Internet_20_Link"><text:span text:style-name="T34">http://www.dis.anl.gov/DEEM/DIAS</text:span></text:a><text:span text:style-name="T37"> </text:span><text:a xlink:type="simple" xlink:href="http://ideational.ddns.net/b/mikebobak/diaswp.pdf" text:style-name="Internet_20_link" text:visited-style-name="Visited_20_Internet_20_Link"><text:span text:style-name="T34">diaswp.pdf</text:span></text:a><text:span text:style-name="T37"> </text:span></text:p>
      <text:p text:style-name="LO-normal"><text:span text:style-name="T37">_More recently I worked part-time for the new subgroup of dis: </text:span><text:a xlink:type="simple" xlink:href="http://web.archive.org/web/20040404121954/http:/www.dis.anl.gov/msv/msv_cas.html" text:style-name="Internet_20_link" text:visited-style-name="Visited_20_Internet_20_Link"><text:span text:style-name="T34">cas.dis.anl.gov</text:span></text:a><text:span text:style-name="T37">.</text:span></text:p>
      <text:p text:style-name="P4"><text:span text:style-name="T20"><text:s/></text:span></text:p>
      <text:h text:style-name="P2" text:outline-level="2">1988 - 1989</text:h>
      <text:p text:style-name="P4"><text:span text:style-name="T6">Programmer/Consultant: Shearson Lehman Hutton, GIST, NCSA/uiuc.edu, </text:span></text:p>
      <text:p text:style-name="P4"><text:span text:style-name="T36">- Between degrees, I did a work abroad in a stock brokerage in London, came back to get a C testing position, a contract with NCSA to see what to do after it’s early browser &amp; other tools, and a molecular viz job that turned into my assistantship.</text:span></text:p>
      <text:h text:style-name="P3" text:outline-level="1">Education</text:h>
      <text:h text:style-name="P2" text:outline-level="2">October 1993</text:h>
      <text:p text:style-name="P4"><text:span text:style-name="T6">MS Biophysics &amp; Computational Biology</text:span>, with focus in AI</text:p>
      <text:p text:style-name="P4"><text:span text:style-name="T6">University of Illinois, Urbana-Champaign</text:span></text:p>
      <text:p text:style-name="P4">Thesis: Molecular Simulation with Expert Rules (in OPS5/Lisp/C)</text:p>
      <text:p text:style-name="P4"/>
      <text:h text:style-name="P2" text:outline-level="2">May 1988</text:h>
      <text:p text:style-name="P5"><text:span text:style-name="T45">B.S. Physics and B.S. Biophysics</text:span><text:span text:style-name="T46"> with departmental distinction, while a published </text:span><text:span text:style-name="T40">½ time</text:span><text:span text:style-name="T46"> research</text:span><text:span text:style-name="T40">-</text:span><text:span text:style-name="T46">programmer</text:span></text:p>
      <text:h text:style-name="P1" text:outline-level="3"><text:span text:style-name="T44">University of Illinois, Urbana-Champaign</text:span><text:span text:style-name="T41"> <text:s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DejaVuSans" svg:font-family="DejaVuSans, serif" style:font-family-generic="roman" style:font-pitch="variable"/>
    <style:font-face style:name="Helvetica Neue" svg:font-family="'Helvetica Neue'" style:font-family-generic="roman" style:font-pitch="variable"/>
    <style:font-face style:name="PT Sans" svg:font-family="'PT Sans'" style:font-family-generic="roman" style:font-pitch="variable"/>
    <style:font-face style:name="Segoe UI" svg:font-family="'Segoe UI'" style:font-family-generic="roman" style:font-pitch="variable"/>
    <style:font-face style:name="Speak Pro" svg:font-family="'Speak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Helvetica Neue1" svg:font-family="'Helvetica Neue'" style:font-family-generic="system" style:font-pitch="variable"/>
    <style:font-face style:name="PT Sans1" svg:font-family="'PT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text-align="start" style:justify-single-word="false" fo:orphans="2" fo:widows="2" fo:hyphenation-ladder-count="no-limit" style:writing-mode="lr-tb"/>
      <style:text-properties fo:color="#00000a" style:font-name="Times New Roman" fo:font-size="12pt" fo:language="en" fo:country="US" style:letter-kerning="true" style:font-name-asian="Times New Roman1" style:font-size-asian="12pt" style:language-asian="zh" style:country-asian="CN" style:font-name-complex="Times New Roman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fo:line-height="115%"/>
    </style:style>
    <style:style style:name="List" style:family="paragraph" style:default-outline-level="" style:list-style-name="" style:class="list">
      <style:paragraph-properties fo:margin-left="0.25in" fo:margin-right="0in" fo:margin-top="0in" fo:margin-bottom="0in" fo:text-indent="-0.25in" style:auto-text-indent="false"/>
      <style:text-properties style:font-name-complex="Arial1"/>
    </style:style>
    <style:style style:name="Caption" style:family="paragraph" style:default-outline-level="" style:list-style-name="" style:class="extra">
      <style:paragraph-properties fo:margin-top="0in" fo:margin-bottom="0.139in" text:number-lines="false" text:line-number="0"/>
      <style:text-properties fo:color="#444d26" fo:font-size="12pt" fo:font-style="italic" style:font-size-asian="12pt" style:font-style-asian="italic" style:font-name-complex="Arial1" style:font-size-complex="9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next-style-name="Text_20_body" style:default-outline-level="1" style:class="text">
      <style:paragraph-properties fo:margin-top="0.25in" fo:margin-bottom="0.0835in"/>
      <style:text-properties fo:color="#262626" style:font-name="Speak Pro" fo:font-size="16pt" fo:letter-spacing="0.0335in" fo:font-weight="bold" style:font-name-asian="F" style:font-size-asian="16pt" style:font-weight-asian="bold" style:font-name-complex="F" style:font-size-complex="16pt"/>
    </style:style>
    <style:style style:name="Heading_20_2" style:display-name="Heading 2" style:family="paragraph" style:next-style-name="Text_20_body" style:default-outline-level="2" style:class="text">
      <style:paragraph-properties fo:keep-together="always" fo:keep-with-next="always"/>
      <style:text-properties fo:text-transform="uppercase" style:font-name-asian="F" style:font-name-complex="F" style:font-size-complex="13pt"/>
    </style:style>
    <style:style style:name="Heading_20_3" style:display-name="Heading 3" style:family="paragraph" style:next-style-name="Text_20_body" style:default-outline-level="3" style:class="text">
      <style:paragraph-properties fo:margin-top="0in" fo:margin-bottom="0.1252in"/>
      <style:text-properties fo:font-weight="bold" style:font-weight-asian="bold" style:font-weight-complex="bold"/>
    </style:style>
    <style:style style:name="Heading_20_4" style:display-name="Heading 4" style:family="paragraph" style:next-style-name="Text_20_body" style:default-outline-level="4" style:class="text">
      <style:paragraph-properties fo:margin-top="0.028in" fo:margin-bottom="0in" fo:keep-together="always" fo:keep-with-next="always"/>
      <style:text-properties fo:color="#98a983" style:font-name="Speak Pro" fo:font-style="italic" style:font-name-asian="F" style:font-style-asian="italic" style:font-name-complex="F" style:font-style-complex="italic"/>
    </style:style>
    <style:style style:name="Heading_20_5" style:display-name="Heading 5" style:family="paragraph" style:next-style-name="Text_20_body" style:default-outline-level="5" style:class="text">
      <style:paragraph-properties fo:margin-top="0.028in" fo:margin-bottom="0in" fo:keep-together="always" fo:keep-with-next="always"/>
      <style:text-properties fo:color="#98a983" style:font-name="Speak Pro" style:font-name-asian="F" style:font-name-complex="F"/>
    </style:style>
    <style:style style:name="Heading_20_6" style:display-name="Heading 6" style:family="paragraph" style:next-style-name="Text_20_body" style:default-outline-level="6" style:class="text">
      <style:paragraph-properties fo:margin-top="0.028in" fo:margin-bottom="0in" fo:keep-together="always" fo:keep-with-next="always"/>
      <style:text-properties fo:color="#657651" style:font-name="Speak Pro" style:font-name-asian="F" style:font-name-complex="F"/>
    </style:style>
    <style:style style:name="Heading_20_7" style:display-name="Heading 7" style:family="paragraph" style:next-style-name="Text_20_body" style:default-outline-level="7" style:class="text">
      <style:paragraph-properties fo:margin-top="0.028in" fo:margin-bottom="0in" fo:keep-together="always" fo:keep-with-next="always"/>
      <style:text-properties fo:color="#657651" style:font-name="Speak Pro" fo:font-style="italic" style:font-name-asian="F" style:font-style-asian="italic" style:font-name-complex="F" style:font-style-complex="italic"/>
    </style:style>
    <style:style style:name="Heading_20_8" style:display-name="Heading 8" style:family="paragraph" style:next-style-name="Text_20_body" style:default-outline-level="8" style:class="text">
      <style:paragraph-properties fo:margin-top="0.028in" fo:margin-bottom="0in" fo:keep-together="always" fo:keep-with-next="always"/>
      <style:text-properties fo:color="#272727" style:font-name="Speak Pro" style:font-name-asian="F" style:font-name-complex="F" style:font-size-complex="10.5pt"/>
    </style:style>
    <style:style style:name="Heading_20_9" style:display-name="Heading 9" style:family="paragraph" style:next-style-name="Text_20_body" style:default-outline-level="9" style:class="text">
      <style:paragraph-properties fo:margin-top="0.028in" fo:margin-bottom="0in" fo:keep-together="always" fo:keep-with-next="always"/>
      <style:text-properties fo:color="#272727" style:font-name="Speak Pro" fo:font-style="italic" style:font-name-asian="F" style:font-style-asian="italic" style:font-name-complex="F" style:font-size-complex="10.5pt" style:font-style-complex="italic"/>
    </style:style>
    <style:style style:name="LO-normal" style:family="paragraph" style:default-outline-level="" style:list-style-name="">
      <style:paragraph-properties fo:margin-top="0in" fo:margin-bottom="0in" fo:text-align="start" style:justify-single-word="false" fo:orphans="2" fo:widows="2" fo:hyphenation-ladder-count="no-limit" style:writing-mode="lr-tb"/>
      <style:text-properties fo:color="#00000a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LO-normal" style:next-style-name="Subtitle" style:default-outline-level="" style:list-style-name="" style:class="chapter">
      <style:paragraph-properties fo:margin-top="0in" fo:margin-bottom="0.1665in" fo:line-height="90%" fo:text-align="start" style:justify-single-word="false" fo:background-color="#f6eaee">
        <style:tab-stops>
          <style:tab-stop style:position="3.3126in" style:type="center"/>
        </style:tab-stops>
        <style:background-image/>
      </style:paragraph-properties>
      <style:text-properties fo:color="#262626" style:font-name="Speak Pro" fo:font-size="35pt" fo:letter-spacing="0.0693in" fo:font-weight="bold" style:letter-kerning="true" style:font-name-asian="F" style:font-size-asian="35pt" style:font-weight-asian="bold" style:font-name-complex="F" style:font-size-complex="28pt" style:font-weight-complex="bold"/>
    </style:style>
    <style:style style:name="Subtitle" style:family="paragraph" style:parent-style-name="LO-normal" style:next-style-name="Text_20_body" style:default-outline-level="" style:list-style-name="" style:class="chapter">
      <style:paragraph-properties fo:margin-top="0.0835in" fo:margin-bottom="0.028in" fo:line-height="100%" fo:text-align="start" style:justify-single-word="false"/>
      <style:text-properties fo:color="#5a5a5a"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default-outline-level="" style:list-style-name=""/>
    <style:style style:name="Header" style:family="paragraph" style:parent-style-name="LO-normal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LO-normal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Bullet" style:display-name="List Bullet" style:family="paragraph" style:parent-style-name="LO-normal" style:default-outline-level="" style:list-style-name="">
      <style:paragraph-properties fo:margin-top="0in" fo:margin-bottom="0in"/>
    </style:style>
    <style:style style:name="List_20_Bullet_20_2" style:display-name="List Bullet 2" style:family="paragraph" style:parent-style-name="LO-normal" style:default-outline-level="" style:list-style-name="">
      <style:paragraph-properties fo:margin-top="0in" fo:margin-bottom="0in"/>
    </style:style>
    <style:style style:name="List_20_Bullet_20_3" style:display-name="List Bullet 3" style:family="paragraph" style:parent-style-name="LO-normal" style:default-outline-level="" style:list-style-name="">
      <style:paragraph-properties fo:margin-left="0.5in" fo:margin-right="0in" fo:margin-top="0in" fo:margin-bottom="0in" fo:text-indent="-0.25in" style:auto-text-indent="false"/>
    </style:style>
    <style:style style:name="List_20_Number" style:display-name="List Number" style:family="paragraph" style:parent-style-name="LO-normal" style:default-outline-level="" style:list-style-name="">
      <style:paragraph-properties fo:margin-left="1.25in" fo:margin-right="0in" fo:margin-top="0in" fo:margin-bottom="0in" fo:text-indent="-0.25in" style:auto-text-indent="false"/>
    </style:style>
    <style:style style:name="Index_20_Heading" style:display-name="Index Heading" style:family="paragraph" style:parent-style-name="LO-normal" style:default-outline-level="" style:list-style-name="" style:class="index">
      <style:paragraph-properties text:number-lines="false" text:line-number="0"/>
      <style:text-properties style:font-name="Speak Pro" fo:font-size="16pt" fo:font-weight="bold" style:font-name-asian="F" style:font-size-asian="16pt" style:font-weight-asian="bold" style:font-name-complex="F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nse_20_Quote" style:display-name="Intense Quote" style:family="paragraph" style:parent-style-name="LO-normal" style:default-outline-level="" style:list-style-name="">
      <style:paragraph-properties fo:margin-top="0.25in" fo:margin-bottom="0.25in" fo:text-align="center" style:justify-single-word="false" fo:padding-left="0in" fo:padding-right="0in" fo:padding-top="0.139in" fo:padding-bottom="0.139in" fo:border-left="none" fo:border-right="none" fo:border-top="0.0071in solid #cad3bf" fo:border-bottom="0.0071in solid #cad3bf"/>
      <style:text-properties fo:color="#cad3bf" fo:font-style="italic" style:font-style-asian="italic" style:font-style-complex="italic"/>
    </style:style>
    <style:style style:name="Quote" style:family="paragraph" style:parent-style-name="LO-normal" style:default-outline-level="" style:list-style-name="">
      <style:paragraph-properties fo:margin-top="0.139in" fo:margin-bottom="0.111in" fo:text-align="center" style:justify-single-word="false"/>
      <style:text-properties fo:color="#404040" fo:font-style="italic" style:font-style-asian="italic" style:font-style-complex="italic"/>
    </style:style>
    <style:style style:name="Balloon_20_Text" style:display-name="Balloon Text" style:family="paragraph" style:parent-style-name="LO-normal" style:default-outline-level="" style:list-style-name="">
      <style:text-properties style:font-name="Segoe UI" style:font-name-complex="Segoe UI1" style:font-size-complex="9pt"/>
    </style:style>
    <style:style style:name="Body_20_Text_20_3" style:display-name="Body Text 3" style:family="paragraph" style:parent-style-name="LO-normal" style:default-outline-level="" style:list-style-name="">
      <style:paragraph-properties fo:margin-top="0in" fo:margin-bottom="0.0835in"/>
      <style:text-properties style:font-size-complex="8pt"/>
    </style:style>
    <style:style style:name="Body_20_Text_20_Indent_20_3" style:display-name="Body Text Indent 3" style:family="paragraph" style:parent-style-name="LO-normal" style:default-outline-level="" style:list-style-name="">
      <style:paragraph-properties fo:margin-left="0.25in" fo:margin-right="0in" fo:margin-top="0in" fo:margin-bottom="0.0835in" fo:text-indent="0in" style:auto-text-indent="false"/>
      <style:text-properties style:font-size-complex="8pt"/>
    </style:style>
    <style:style style:name="Annotation_20_Text" style:display-name="Annotation Text" style:family="paragraph" style:parent-style-name="LO-normal" style:default-outline-level="" style:list-style-name="">
      <style:text-properties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ocument_20_Map" style:display-name="Document Map" style:family="paragraph" style:parent-style-name="LO-normal" style:default-outline-level="" style:list-style-name="">
      <style:text-properties style:font-name="Segoe UI" style:font-name-complex="Segoe UI1" style:font-size-complex="8pt"/>
    </style:style>
    <style:style style:name="Endnote_20_Symbol" style:display-name="Endnote Symbol" style:family="paragraph" style:parent-style-name="LO-normal" style:default-outline-level="" style:list-style-name="">
      <style:text-properties style:font-size-complex="10pt"/>
    </style:style>
    <style:style style:name="Sender" style:family="paragraph" style:parent-style-name="LO-normal" style:default-outline-level="" style:list-style-name="" style:class="extra">
      <style:paragraph-properties fo:margin-top="0in" fo:margin-bottom="0.0417in" text:number-lines="false" text:line-number="0"/>
      <style:text-properties style:font-name="Speak Pro" style:font-name-asian="F" style:font-name-complex="F" style:font-size-complex="10pt"/>
    </style:style>
    <style:style style:name="Footnote" style:family="paragraph" style:parent-style-name="LO-normal" style:default-outline-level="" style:list-style-name="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TML_20_Preformatted" style:display-name="HTML Preformatted" style:family="paragraph" style:parent-style-name="LO-normal" style:default-outline-level="" style:list-style-name="">
      <style:text-properties style:font-name="Consolas" style:font-size-complex="10pt"/>
    </style:style>
    <style:style style:name="macro" style:family="paragraph" style:default-outline-level="" style:list-style-name="">
      <style:paragraph-properties fo:margin-top="0in" fo:margin-bottom="0in" fo:text-align="start" style:justify-single-word="false" fo:orphans="2" fo:widows="2" fo:hyphenation-ladder-count="no-limit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fo:color="#00000a" style:font-name="Consolas" fo:font-size="12pt" fo:language="en" fo:country="US" style:letter-kerning="true" style:font-name-asian="DejaVu Sans" style:font-size-asian="12pt" style:language-asian="zh" style:country-asian="CN" style:font-name-complex="DejaVu Sans" style:font-size-complex="10pt" style:language-complex="hi" style:country-complex="IN" fo:hyphenate="false" fo:hyphenation-remain-char-count="2" fo:hyphenation-push-char-count="2"/>
    </style:style>
    <style:style style:name="Plain_20_Text" style:display-name="Plain Text" style:family="paragraph" style:parent-style-name="LO-normal" style:default-outline-level="" style:list-style-name="">
      <style:text-properties style:font-name="Consolas" style:font-size-complex="10.5pt"/>
    </style:style>
    <style:style style:name="Bibliography" style:family="paragraph" style:parent-style-name="LO-normal" style:default-outline-level="" style:list-style-name=""/>
    <style:style style:name="Block_20_Text" style:display-name="Block Text" style:family="paragraph" style:parent-style-name="LO-normal" style:default-outline-level="" style:list-style-name="">
      <style:paragraph-properties fo:margin-left="0.8in" fo:margin-right="0.8in" fo:text-indent="0in" style:auto-text-indent="false" fo:padding="0.139in" fo:border="0.0035in solid #cad3bf"/>
      <style:text-properties fo:color="#cad3bf" fo:font-style="italic" style:font-name-asian="F" style:font-style-asian="italic" style:font-name-complex="F" style:font-style-complex="italic"/>
    </style:style>
    <style:style style:name="Body_20_Text_20_2" style:display-name="Body Text 2" style:family="paragraph" style:parent-style-name="LO-normal" style:default-outline-level="" style:list-style-name="">
      <style:paragraph-properties fo:margin-top="0in" fo:margin-bottom="0.0835in" fo:line-height="200%"/>
    </style:style>
    <style:style style:name="Text_20_body_20_indent" style:display-name="Text body indent" style:family="paragraph" style:parent-style-name="LO-normal" style:default-outline-level="" style:list-style-name="" style:class="text">
      <style:paragraph-properties fo:margin-left="0.25in" fo:margin-right="0in" fo:margin-top="0in" fo:margin-bottom="0.0835in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 style:list-style-name="">
      <style:paragraph-properties fo:margin-left="0.25in" fo:margin-right="0in" fo:margin-top="0in" fo:margin-bottom="0.1807in" fo:text-indent="0.25in" style:auto-text-indent="false"/>
    </style:style>
    <style:style style:name="Body_20_Text_20_Indent_20_2" style:display-name="Body Text Indent 2" style:family="paragraph" style:parent-style-name="LO-normal" style:default-outline-level="" style:list-style-name="">
      <style:paragraph-properties fo:margin-left="0.25in" fo:margin-right="0in" fo:margin-top="0in" fo:margin-bottom="0.0835in" fo:line-height="200%" fo:text-indent="0in" style:auto-text-indent="false"/>
    </style:style>
    <style:style style:name="Closing" style:family="paragraph" style:parent-style-name="LO-normal" style:default-outline-level="" style:list-style-name="">
      <style:paragraph-properties fo:margin-left="3in" fo:margin-right="0in" fo:text-indent="0in" style:auto-text-indent="false"/>
    </style:style>
    <style:style style:name="Date" style:family="paragraph" style:parent-style-name="LO-normal" style:default-outline-level="" style:list-style-name=""/>
    <style:style style:name="E-mail_20_Signature" style:display-name="E-mail Signature" style:family="paragraph" style:parent-style-name="LO-normal" style:default-outline-level="" style:list-style-name=""/>
    <style:style style:name="Addressee" style:family="paragraph" style:parent-style-name="LO-normal" style:default-outline-level="" style:list-style-name="" style:class="extra">
      <style:paragraph-properties fo:margin-left="2in" fo:margin-right="0in" fo:margin-top="0in" fo:margin-bottom="0.0417in" fo:text-indent="0in" style:auto-text-indent="false" text:number-lines="false" text:line-number="0"/>
      <style:text-properties style:font-name="Speak Pro" style:font-name-asian="F" style:font-name-complex="F"/>
    </style:style>
    <style:style style:name="HTML_20_Address" style:display-name="HTML Address" style:family="paragraph" style:parent-style-name="LO-normal" style:default-outline-level="" style:list-style-name="">
      <style:text-properties fo:font-style="italic" style:font-style-asian="italic" style:font-style-complex="italic"/>
    </style:style>
    <style:style style:name="Index_20_1" style:display-name="Index 1" style:family="paragraph" style:parent-style-name="LO-normal" style:default-outline-level="" style:list-style-name="" style:class="index">
      <style:paragraph-properties fo:margin-left="0.1528in" fo:margin-right="0in" fo:text-indent="-0.1528in" style:auto-text-indent="false"/>
    </style:style>
    <style:style style:name="Index_20_2" style:display-name="Index 2" style:family="paragraph" style:parent-style-name="LO-normal" style:default-outline-level="" style:list-style-name="" style:class="index">
      <style:paragraph-properties fo:margin-left="0.3055in" fo:margin-right="0in" fo:text-indent="-0.1528in" style:auto-text-indent="false"/>
    </style:style>
    <style:style style:name="Index_20_3" style:display-name="Index 3" style:family="paragraph" style:parent-style-name="LO-normal" style:default-outline-level="" style:list-style-name="" style:class="index">
      <style:paragraph-properties fo:margin-left="0.4583in" fo:margin-right="0in" fo:text-indent="-0.1528in" style:auto-text-indent="false"/>
    </style:style>
    <style:style style:name="index_20_4" style:display-name="index 4" style:family="paragraph" style:parent-style-name="LO-normal" style:default-outline-level="" style:list-style-name="">
      <style:paragraph-properties fo:margin-left="0.611in" fo:margin-right="0in" fo:text-indent="-0.1528in" style:auto-text-indent="false"/>
    </style:style>
    <style:style style:name="index_20_5" style:display-name="index 5" style:family="paragraph" style:parent-style-name="LO-normal" style:default-outline-level="" style:list-style-name="">
      <style:paragraph-properties fo:margin-left="0.7638in" fo:margin-right="0in" fo:text-indent="-0.1528in" style:auto-text-indent="false"/>
    </style:style>
    <style:style style:name="index_20_6" style:display-name="index 6" style:family="paragraph" style:parent-style-name="LO-normal" style:default-outline-level="" style:list-style-name="">
      <style:paragraph-properties fo:margin-left="0.9165in" fo:margin-right="0in" fo:text-indent="-0.1528in" style:auto-text-indent="false"/>
    </style:style>
    <style:style style:name="index_20_7" style:display-name="index 7" style:family="paragraph" style:parent-style-name="LO-normal" style:default-outline-level="" style:list-style-name="">
      <style:paragraph-properties fo:margin-left="1.0693in" fo:margin-right="0in" fo:text-indent="-0.1528in" style:auto-text-indent="false"/>
    </style:style>
    <style:style style:name="index_20_8" style:display-name="index 8" style:family="paragraph" style:parent-style-name="LO-normal" style:default-outline-level="" style:list-style-name="">
      <style:paragraph-properties fo:margin-left="1.222in" fo:margin-right="0in" fo:text-indent="-0.1528in" style:auto-text-indent="false"/>
    </style:style>
    <style:style style:name="index_20_9" style:display-name="index 9" style:family="paragraph" style:parent-style-name="LO-normal" style:default-outline-level="" style:list-style-name="">
      <style:paragraph-properties fo:margin-left="1.3752in" fo:margin-right="0in" fo:text-indent="-0.1528in" style:auto-text-indent="false"/>
    </style:style>
    <style:style style:name="List_20_Bullet_20_4" style:display-name="List Bullet 4" style:family="paragraph" style:parent-style-name="LO-normal" style:default-outline-level="" style:list-style-name="">
      <style:paragraph-properties fo:margin-top="0in" fo:margin-bottom="0in"/>
    </style:style>
    <style:style style:name="List_20_Bullet_20_5" style:display-name="List Bullet 5" style:family="paragraph" style:parent-style-name="LO-normal" style:default-outline-level="" style:list-style-name="">
      <style:paragraph-properties fo:margin-top="0in" fo:margin-bottom="0in"/>
    </style:style>
    <style:style style:name="List_20_Continue" style:display-name="List Continue" style:family="paragraph" style:parent-style-name="LO-normal" style:default-outline-level="" style:list-style-name="">
      <style:paragraph-properties fo:margin-left="0.25in" fo:margin-right="0in" fo:margin-top="0in" fo:margin-bottom="0.0835in" fo:text-indent="0in" style:auto-text-indent="false"/>
    </style:style>
    <style:style style:name="List_20_Continue_20_2" style:display-name="List Continue 2" style:family="paragraph" style:parent-style-name="LO-normal" style:default-outline-level="" style:list-style-name="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LO-normal" style:default-outline-level="" style:list-style-name="">
      <style:paragraph-properties fo:margin-left="0.75in" fo:margin-right="0in" fo:margin-top="0in" fo:margin-bottom="0.0835in" fo:text-indent="0in" style:auto-text-indent="false"/>
    </style:style>
    <style:style style:name="List_20_Continue_20_4" style:display-name="List Continue 4" style:family="paragraph" style:parent-style-name="LO-normal" style:default-outline-level="" style:list-style-name="">
      <style:paragraph-properties fo:margin-left="1in" fo:margin-right="0in" fo:margin-top="0in" fo:margin-bottom="0.0835in" fo:text-indent="0in" style:auto-text-indent="false"/>
    </style:style>
    <style:style style:name="List_20_Continue_20_5" style:display-name="List Continue 5" style:family="paragraph" style:parent-style-name="LO-normal" style:default-outline-level="" style:list-style-name="">
      <style:paragraph-properties fo:margin-left="1.25in" fo:margin-right="0in" fo:margin-top="0in" fo:margin-bottom="0.0835in" fo:text-indent="0in" style:auto-text-indent="false"/>
    </style:style>
    <style:style style:name="List_20_Number_20_2" style:display-name="List Number 2" style:family="paragraph" style:parent-style-name="LO-normal" style:default-outline-level="" style:list-style-name="">
      <style:paragraph-properties fo:margin-top="0in" fo:margin-bottom="0in"/>
    </style:style>
    <style:style style:name="List_20_Number_20_3" style:display-name="List Number 3" style:family="paragraph" style:parent-style-name="LO-normal" style:default-outline-level="" style:list-style-name="">
      <style:paragraph-properties fo:margin-top="0in" fo:margin-bottom="0in"/>
    </style:style>
    <style:style style:name="List_20_Number_20_4" style:display-name="List Number 4" style:family="paragraph" style:parent-style-name="LO-normal" style:default-outline-level="" style:list-style-name="">
      <style:paragraph-properties fo:margin-top="0in" fo:margin-bottom="0in"/>
    </style:style>
    <style:style style:name="List_20_Number_20_5" style:display-name="List Number 5" style:family="paragraph" style:parent-style-name="LO-normal" style:default-outline-level="" style:list-style-name="">
      <style:paragraph-properties fo:margin-top="0in" fo:margin-bottom="0in"/>
    </style:style>
    <style:style style:name="List_20_Paragraph" style:display-name="List Paragraph" style:family="paragraph" style:parent-style-name="LO-normal" style:default-outline-level="" style:list-style-name="">
      <style:paragraph-properties fo:margin-left="0.5in" fo:margin-right="0in" fo:margin-top="0in" fo:margin-bottom="0in" fo:text-indent="0in" style:auto-text-indent="false"/>
    </style:style>
    <style:style style:name="Message_20_Header" style:display-name="Message Header" style:family="paragraph" style:parent-style-name="LO-normal" style:default-outline-level="" style:list-style-name="">
      <style:paragraph-properties fo:margin-left="0.75in" fo:margin-right="0in" fo:text-indent="-0.75in" style:auto-text-indent="false" fo:background-color="#cccccc" fo:padding="0.0138in" fo:border="0.0102in solid #000001">
        <style:background-image/>
      </style:paragraph-properties>
      <style:text-properties style:font-name="Speak Pro" style:font-name-asian="F" style:font-name-complex="F"/>
    </style:style>
    <style:style style:name="No_20_Spacing" style:display-name="No Spacing" style:family="paragraph" style:default-outline-level="" style:list-style-name="">
      <style:paragraph-properties fo:margin-top="0in" fo:margin-bottom="0in" fo:text-align="start" style:justify-single-word="false" fo:orphans="2" fo:widows="2" fo:hyphenation-ladder-count="no-limit" style:writing-mode="lr-tb"/>
      <style:text-properties fo:color="#00000a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Normal_20__28_Web_29_" style:display-name="Normal (Web)" style:family="paragraph" style:parent-style-name="LO-normal" style:default-outline-level="" style:list-style-name=""/>
    <style:style style:name="Normal_20_Indent" style:display-name="Normal Indent" style:family="paragraph" style:parent-style-name="LO-normal" style:default-outline-level="" style:list-style-name="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LO-normal" style:default-outline-level="" style:list-style-name=""/>
    <style:style style:name="Salutation" style:family="paragraph" style:parent-style-name="LO-normal" style:default-outline-level="" style:list-style-name="" style:class="text">
      <style:paragraph-properties text:number-lines="false" text:line-number="0"/>
    </style:style>
    <style:style style:name="Signature" style:family="paragraph" style:parent-style-name="LO-normal" style:default-outline-level="" style:list-style-name="" style:class="text">
      <style:paragraph-properties fo:margin-left="3in" fo:margin-right="0in" fo:text-indent="0in" style:auto-text-indent="false" text:number-lines="false" text:line-number="0"/>
    </style:style>
    <style:style style:name="Table_20_of_20_Authorities" style:display-name="Table of Authorities" style:family="paragraph" style:parent-style-name="LO-normal" style:default-outline-level="" style:list-style-name="">
      <style:paragraph-properties fo:margin-left="0.1528in" fo:margin-right="0in" fo:text-indent="-0.1528in" style:auto-text-indent="false"/>
    </style:style>
    <style:style style:name="Table_20_of_20_Figures" style:display-name="Table of Figures" style:family="paragraph" style:parent-style-name="LO-normal" style:default-outline-level="" style:list-style-name=""/>
    <style:style style:name="toa_20_heading" style:display-name="toa heading" style:family="paragraph" style:parent-style-name="LO-normal" style:default-outline-level="" style:list-style-name="">
      <style:paragraph-properties fo:margin-top="0.0835in" fo:margin-bottom="0in"/>
      <style:text-properties style:font-name="Speak Pro" fo:font-weight="bold" style:font-name-asian="F" style:font-weight-asian="bold" style:font-name-complex="F" style:font-weight-complex="bold"/>
    </style:style>
    <style:style style:name="Contents_20_1" style:display-name="Contents 1" style:family="paragraph" style:parent-style-name="LO-normal" style:default-outline-level="" style:list-style-name="" style:class="index">
      <style:paragraph-properties fo:margin-left="0in" fo:margin-right="0in" fo:margin-top="0in" fo:margin-bottom="0.0693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LO-normal" style:default-outline-level="" style:list-style-name="" style:class="index">
      <style:paragraph-properties fo:margin-left="0.1528in" fo:margin-right="0in" fo:margin-top="0in" fo:margin-bottom="0.0693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LO-normal" style:default-outline-level="" style:list-style-name="" style:class="index">
      <style:paragraph-properties fo:margin-left="0.3055in" fo:margin-right="0in" fo:margin-top="0in" fo:margin-bottom="0.0693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LO-normal" style:default-outline-level="" style:list-style-name="" style:class="index">
      <style:paragraph-properties fo:margin-left="0.4583in" fo:margin-right="0in" fo:margin-top="0in" fo:margin-bottom="0.0693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LO-normal" style:default-outline-level="" style:list-style-name="" style:class="index">
      <style:paragraph-properties fo:margin-left="0.611in" fo:margin-right="0in" fo:margin-top="0in" fo:margin-bottom="0.0693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LO-normal" style:default-outline-level="" style:list-style-name="" style:class="index">
      <style:paragraph-properties fo:margin-left="0.7638in" fo:margin-right="0in" fo:margin-top="0in" fo:margin-bottom="0.0693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LO-normal" style:default-outline-level="" style:list-style-name="" style:class="index">
      <style:paragraph-properties fo:margin-left="0.9165in" fo:margin-right="0in" fo:margin-top="0in" fo:margin-bottom="0.0693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LO-normal" style:default-outline-level="" style:list-style-name="" style:class="index">
      <style:paragraph-properties fo:margin-left="1.0693in" fo:margin-right="0in" fo:margin-top="0in" fo:margin-bottom="0.0693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LO-normal" style:default-outline-level="" style:list-style-name="" style:class="index">
      <style:paragraph-properties fo:margin-left="1.222in" fo:margin-right="0in" fo:margin-top="0in" fo:margin-bottom="0.0693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0pt" style:font-size-asian="10pt"/>
    </style:style>
    <style:style style:name="Footer_20_Char" style:display-name="Footer Char" style:family="text" style:parent-style-name="Default_20_Paragraph_20_Font">
      <style:text-properties fo:font-size="10pt" style:font-size-asian="10pt"/>
    </style:style>
    <style:style style:name="Heading_20_1_20_Char" style:display-name="Heading 1 Char" style:family="text" style:parent-style-name="Default_20_Paragraph_20_Font">
      <style:text-properties fo:color="#262626" style:font-name="Speak Pro" fo:font-size="16pt" fo:letter-spacing="0.0335in" fo:font-weight="bold" style:font-name-asian="F" style:font-size-asian="16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text-transform="uppercase" fo:font-size="10pt" style:font-name-asian="F" style:font-size-asian="10pt" style:font-name-complex="F" style:font-size-complex="13pt"/>
    </style:style>
    <style:style style:name="Heading_20_3_20_Char" style:display-name="Heading 3 Char" style:family="text" style:parent-style-name="Default_20_Paragraph_20_Font">
      <style:text-properties fo:font-size="10pt" fo:font-weight="bold" style:font-size-asian="10pt" style:font-weight-asian="bold" style:font-weight-complex="bold"/>
    </style:style>
    <style:style style:name="Title_20_Char" style:display-name="Title Char" style:family="text" style:parent-style-name="Default_20_Paragraph_20_Font">
      <style:text-properties fo:color="#262626" style:font-name="Speak Pro" fo:font-size="35pt" fo:letter-spacing="0.0693in" fo:font-weight="bold" style:letter-kerning="true" style:font-name-asian="F" style:font-size-asian="35pt" style:font-weight-asian="bold" style:font-name-complex="F" style:font-size-complex="28pt"/>
    </style:style>
    <style:style style:name="Placeholder_20_Text" style:display-name="Placeholder Text" style:family="text" style:parent-style-name="Default_20_Paragraph_20_Font">
      <style:text-properties fo:color="#595959"/>
    </style:style>
    <style:style style:name="Heading_20_4_20_Char" style:display-name="Heading 4 Char" style:family="text" style:parent-style-name="Default_20_Paragraph_20_Font">
      <style:text-properties fo:color="#98a983" style:font-name="Speak Pro" fo:font-size="10pt" fo:font-style="italic" style:font-name-asian="F" style:font-size-asian="10pt" style:font-style-asian="italic" style:font-name-complex="F" style:font-style-complex="italic"/>
    </style:style>
    <style:style style:name="Subtitle_20_Char" style:display-name="Subtitle Char" style:family="text" style:parent-style-name="Default_20_Paragraph_20_Font">
      <style:text-properties fo:color="#5a5a5a" fo:font-size="10pt" style:font-name-asian="F" style:font-size-asian="10pt" style:font-name-complex="F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fo:color="#cad3bf" fo:letter-spacing="normal" fo:font-weight="bold" style:font-weight-asian="bold" style:font-weight-complex="bold"/>
    </style:style>
    <style:style style:name="Intense_20_Quote_20_Char" style:display-name="Intense Quote Char" style:family="text" style:parent-style-name="Default_20_Paragraph_20_Font">
      <style:text-properties fo:color="#cad3bf" fo:font-size="10pt" fo:font-style="italic" style:font-size-asian="10pt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ize="10pt" fo:font-style="italic" style:font-size-asian="10pt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Speak Pro" fo:font-size="10pt" style:font-name-asian="F" style:font-size-asian="10pt" style:font-name-complex="F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Speak Pro" fo:font-size="10pt" fo:font-style="italic" style:font-name-asian="F" style:font-size-asian="10pt" style:font-style-asian="italic" style:font-name-complex="F" style:font-size-complex="10.5pt" style:font-style-complex="italic"/>
    </style:style>
    <style:style style:name="Balloon_20_Text_20_Char" style:display-name="Balloon Text Char" style:family="text" style:parent-style-name="Default_20_Paragraph_20_Font">
      <style:text-properties style:font-name="Segoe UI" fo:font-size="10pt" style:font-size-asian="10pt" style:font-name-complex="Segoe UI1" style:font-size-complex="9pt"/>
    </style:style>
    <style:style style:name="Body_20_Text_20_3_20_Char" style:display-name="Body Text 3 Char" style:family="text" style:parent-style-name="Default_20_Paragraph_20_Font">
      <style:text-properties fo:font-size="10pt" style:font-size-asian="10pt" style:font-size-complex="8pt"/>
    </style:style>
    <style:style style:name="Body_20_Text_20_Indent_20_3_20_Char" style:display-name="Body Text Indent 3 Char" style:family="text" style:parent-style-name="Default_20_Paragraph_20_Font">
      <style:text-properties fo:font-size="10pt" style:font-size-asian="10pt"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Document_20_Map_20_Char" style:display-name="Document Map Char" style:family="text" style:parent-style-name="Default_20_Paragraph_20_Font">
      <style:text-properties style:font-name="Segoe UI" fo:font-size="10pt" style:font-size-asian="10pt" style:font-name-complex="Segoe UI1" style:font-size-complex="8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HTML_20_Code" style:display-name="HTML Code" style:family="text" style:parent-style-name="Default_20_Paragraph_20_Font">
      <style:text-properties style:font-name="Consolas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size="11pt" style:font-size-asian="11pt" style:font-size-complex="10pt"/>
    </style:style>
    <style:style style:name="Macro_20_Text_20_Char" style:display-name="Macro Text Char" style:family="text" style:parent-style-name="Default_20_Paragraph_20_Font">
      <style:text-properties style:font-name="Consolas" style:font-size-complex="10pt"/>
    </style:style>
    <style:style style:name="Plain_20_Text_20_Char" style:display-name="Plain Text Char" style:family="text" style:parent-style-name="Default_20_Paragraph_20_Font">
      <style:text-properties style:font-name="Consolas" fo:font-size="10pt" style:font-size-asian="10pt" style:font-size-complex="10.5pt"/>
    </style:style>
    <style:style style:name="Body_20_Text_20_2_20_Char" style:display-name="Body Text 2 Char" style:family="text" style:parent-style-name="Default_20_Paragraph_20_Font">
      <style:text-properties fo:font-size="10pt" style:font-size-asian="10pt"/>
    </style:style>
    <style:style style:name="Body_20_Text_20_First_20_Indent_20_Char" style:display-name="Body Text First Indent Char" style:family="text" style:parent-style-name="Default_20_Paragraph_20_Font">
      <style:text-properties fo:font-size="10pt" style:font-size-asian="10pt"/>
    </style:style>
    <style:style style:name="Body_20_Text_20_Indent_20_Char" style:display-name="Body Text Indent Char" style:family="text" style:parent-style-name="Default_20_Paragraph_20_Font">
      <style:text-properties fo:font-size="10pt" style:font-size-asian="10pt"/>
    </style:style>
    <style:style style:name="Body_20_Text_20_First_20_Indent_20_2_20_Char" style:display-name="Body Text First Indent 2 Char" style:family="text" style:parent-style-name="Body_20_Text_20_Indent_20_Char">
      <style:text-properties fo:font-size="10pt" style:font-size-asian="10pt"/>
    </style:style>
    <style:style style:name="Body_20_Text_20_Indent_20_2_20_Char" style:display-name="Body Text Indent 2 Char" style:family="text" style:parent-style-name="Default_20_Paragraph_20_Font">
      <style:text-properties fo:font-size="10pt" style:font-size-asian="10pt"/>
    </style:style>
    <style:style style:name="Closing_20_Char" style:display-name="Closing Char" style:family="text" style:parent-style-name="Default_20_Paragraph_20_Font">
      <style:text-properties fo:font-size="10pt" style:font-size-asian="10pt"/>
    </style:style>
    <style:style style:name="Date_20_Char" style:display-name="Date Char" style:family="text" style:parent-style-name="Default_20_Paragraph_20_Font">
      <style:text-properties fo:font-size="10pt" style:font-size-asian="10pt"/>
    </style:style>
    <style:style style:name="E-mail_20_Signature_20_Char" style:display-name="E-mail Signature Char" style:family="text" style:parent-style-name="Default_20_Paragraph_20_Fon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llowedHyperlink" style:family="text" style:parent-style-name="Default_20_Paragraph_20_Font">
      <style:text-properties fo:color="#7f6f6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5_20_Char" style:display-name="Heading 5 Char" style:family="text" style:parent-style-name="Default_20_Paragraph_20_Font">
      <style:text-properties fo:color="#98a983" style:font-name="Speak Pro" fo:font-size="10pt" style:font-name-asian="F" style:font-size-asian="10pt" style:font-name-complex="F"/>
    </style:style>
    <style:style style:name="Heading_20_6_20_Char" style:display-name="Heading 6 Char" style:family="text" style:parent-style-name="Default_20_Paragraph_20_Font">
      <style:text-properties fo:color="#657651" style:font-name="Speak Pro" fo:font-size="10pt" style:font-name-asian="F" style:font-size-asian="10pt" style:font-name-complex="F"/>
    </style:style>
    <style:style style:name="Heading_20_7_20_Char" style:display-name="Heading 7 Char" style:family="text" style:parent-style-name="Default_20_Paragraph_20_Font">
      <style:text-properties fo:color="#657651" style:font-name="Speak Pro" fo:font-size="10pt" fo:font-style="italic" style:font-name-asian="F" style:font-size-asian="10pt" style:font-style-asian="italic" style:font-name-complex="F" style:font-style-complex="italic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font-size="10pt" fo:font-style="italic" style:font-size-asian="10pt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nsolas" fo:font-size="12pt" style:font-size-asian="12pt" style:font-size-complex="12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8e58b6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cad3bf" fo:font-style="italic" style:font-style-asian="italic" style:font-style-complex="italic"/>
    </style:style>
    <style:style style:name="Line_20_numbering" style:display-name="Line numbering" style:family="text" style:parent-style-name="Default_20_Paragraph_20_Font"/>
    <style:style style:name="Message_20_Header_20_Char" style:display-name="Message Header Char" style:family="text" style:parent-style-name="Default_20_Paragraph_20_Font">
      <style:text-properties style:font-name="Speak Pro" fo:font-size="12pt" style:font-name-asian="F" style:font-size-asian="12pt" style:font-name-complex="F" style:font-size-complex="12pt"/>
    </style:style>
    <style:style style:name="Note_20_Heading_20_Char" style:display-name="Note Heading Char" style:family="text" style:parent-style-name="Default_20_Paragraph_20_Font">
      <style:text-properties fo:font-size="10pt" style:font-size-asian="10pt"/>
    </style:style>
    <style:style style:name="Page_20_Number" style:display-name="Page Number" style:family="text" style:parent-style-name="Default_20_Paragraph_20_Font"/>
    <style:style style:name="Salutation_20_Char" style:display-name="Salutation Char" style:family="text" style:parent-style-name="Default_20_Paragraph_20_Font">
      <style:text-properties fo:font-size="10pt" style:font-size-asian="10pt"/>
    </style:style>
    <style:style style:name="Signature_20_Char" style:display-name="Signature Char" style:family="text" style:parent-style-name="Default_20_Paragraph_20_Font">
      <style:text-properties fo:font-size="10pt" style:font-size-asian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Unresolved_20_Mention1" style:display-name="Unresolved Mention1" style:family="text" style:parent-style-name="Default_20_Paragraph_20_Font">
      <style:text-properties fo:color="#605e5c"/>
    </style:style>
    <style:style style:name="Bold" style:family="text" style:parent-style-name="Default_20_Paragraph_20_Font">
      <style:text-properties fo:font-weight="bold" style:font-weight-asian="bold" style:font-weight-complex="bold"/>
    </style:style>
    <style:style style:name="Shade" style:family="text"/>
    <style:style style:name="Unresolved_20_Mention" style:display-name="Unresolved Mention" style:family="text" style:parent-style-name="Default_20_Paragraph_20_Font">
      <style:text-properties fo:color="#605e5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144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7-27T23:25:00</meta:creation-date>
    <dc:language>en-US</dc:language>
    <dc:date>2026-03-16T10:57:42.64</dc:date>
    <meta:editing-cycles>3</meta:editing-cycles>
    <meta:editing-duration>PT1M15S</meta:editing-duration>
    <meta:generator>OpenOffice/4.1.16$Win32 OpenOffice.org_project/4116m3$Build-9816</meta:generator>
    <meta:document-statistic meta:table-count="0" meta:image-count="0" meta:object-count="0" meta:page-count="2" meta:paragraph-count="89" meta:word-count="861" meta:character-count="6515"/>
    <dc:creator>M Bobak</dc:creator>
    <meta:user-defined meta:name="AppVersion">15.0000</meta:user-defined>
  </office:meta>
</office:document-meta>
</file>